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stroke-dash="Ultrafine_20_Dashed" draw:fill="none" draw:fill-color="#729fcf" draw:textarea-vertical-align="middle" draw:shadow="hidden" draw:shadow-opacity="99%" draw:ole-draw-aspect="1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0.124cm" svg:height="11.32cm" svg:x="0.176cm" svg:y="6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13:33.751874880</meta:creation-date>
    <dc:date>2017-05-17T21:33:26.025376606</dc:date>
    <meta:editing-duration>PT9M22S</meta:editing-duration>
    <meta:editing-cycles>1</meta:editing-cycles>
    <meta:document-statistic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dash" draw:stroke-dash="ChartDash_20_7" svg:stroke-color="#b3b3b3" draw:fill="none" draw:fill-color="#d9d9d9" draw:opacity="50%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Normal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Normal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non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25cm" svg:height="11.321cm" xlink:href="." xlink:type="simple" chart:class="chart:bar" chart:style-name="ch1">
        <chart:title svg:x="9.741cm" svg:y="0.361cm" chart:style-name="ch2">
          <text:p>pc</text:p>
        </chart:title>
        <chart:legend chart:legend-position="top" svg:x="7.617cm" svg:y="1.299cm" style:legend-expansion="wide" chart:style-name="ch3"/>
        <chart:plot-area chart:style-name="ch4" chart:data-source-has-labels="both" svg:x="2.145cm" svg:y="0.939cm" svg:width="16.145cm" svg:height="10.708cm">
          <chartooo:coordinate-region svg:x="2.766cm" svg:y="1.125cm" svg:width="15.524cm" svg:height="9.901cm"/>
          <chart:axis chart:dimension="x" chart:name="primary-x" chart:style-name="ch5" chartooo:axis-type="auto">
            <chartooo:date-scale/>
            <chart:title svg:x="9.763cm" svg:y="10.813cm" chart:style-name="ch6">
              <text:p>Título</text:p>
            </chart:title>
            <chart:categories table:cell-range-address="local-table.$A$2:.$A$5"/>
          </chart:axis>
          <chart:axis chart:dimension="y" chart:name="primary-y" chart:style-name="ch7">
            <chart:title svg:x="1.235cm" svg:y="6.747cm" chart:style-name="ch8">
              <text:p>Título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</text:p>
              </table:table-cell>
              <table:table-cell office:value-type="string">
                <text:p>Monitor</text:p>
              </table:table-cell>
              <table:table-cell office:value-type="string">
                <text:p>Periféricos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istance="0.457cm"/>
    <draw:stroke-dash draw:name="ChartDash_20_2" draw:display-name="ChartDash 2" draw:style="rect" draw:dots1="1" draw:dots1-length="2.007cm" draw:dots2="10" draw:distance="0.152cm"/>
    <draw:stroke-dash draw:name="ChartDash_20_3" draw:display-name="ChartDash 3" draw:style="rect" draw:dots1="3" draw:dots1-length="197%" draw:dots2="3" draw:distance="100%"/>
    <draw:stroke-dash draw:name="ChartDash_20_4" draw:display-name="ChartDash 4" draw:style="rect" draw:dots1="1" draw:distance="50%"/>
    <draw:stroke-dash draw:name="ChartDash_20_5" draw:display-name="ChartDash 5" draw:style="rect" draw:dots1="1" draw:dots1-length="197%" draw:distance="120%"/>
    <draw:stroke-dash draw:name="ChartDash_20_6" draw:display-name="ChartDash 6" draw:style="rect" draw:dots1="2" draw:dots2="1" draw:dots2-length="0.203cm" draw:distance="0.203cm"/>
    <draw:stroke-dash draw:name="ChartDash_20_7" draw:display-name="ChartDash 7" draw:style="rect" draw:dots1="1" draw:dots1-length="197%" draw:distance="127%"/>
  </office:styles>
</office:document-styles>
</file>